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5-07-1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5-04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5-01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10-1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06-0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05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04-03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03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02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4-01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12-06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11-0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10-0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9-0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8-0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7-07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6-0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5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4-0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3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2-0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3-01-0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12-0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11-07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10-04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9-06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8-0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7-12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6-0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5-04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4-0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3-03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2-02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12-02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11-05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10-0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9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7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6-03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5-0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4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3-1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2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1-01-0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12-0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11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10-07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9-0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8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7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5-0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3-0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2-07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20-01-0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12-04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11-0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10-0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9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8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7-0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6-0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5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4-0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3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2-0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9-01-04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12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11-0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10-0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9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8-0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7-0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5-31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5-0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4-0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3-0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2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8-01-09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12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11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10-0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9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8-0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7-0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6-0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5-0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4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3-0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2-01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7-01-0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12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11-02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10-11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10-0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9-07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8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7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6-01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5-04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4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3-02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2-0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6-01-0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12-0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11-18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10-0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9-0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8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7-07 0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6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6-03 0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4-3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4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3-11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2-0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5-01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12-0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11-03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9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8-2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8-0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7-0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6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4-30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4-01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2-0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4-01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12-0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10-29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9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9-0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7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7-0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6-0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5-0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4-02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3-1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3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3-02-0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12-0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11-05 0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9-2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9-0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8-02 0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7-04 0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6-0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5-0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4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3-1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2-28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2-0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2-01-0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12-0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11-0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10-12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9-0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8-1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7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5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4-26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4-0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3-0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2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1-01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12-01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11-0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9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9-0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8-0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6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6-03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5-0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4-0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3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2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10-01-0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12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11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10-0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9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8-0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7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6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4-0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3-12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3-0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2-18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9-01-1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12-0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11-03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10-02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8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8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7-01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6-0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5-01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4-08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2-2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8-01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11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11-0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10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9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8-1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8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7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6-08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5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3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2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12-0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11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10-03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09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08-03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07-1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06-14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02-16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6-01-08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5-11-0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5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5-03-2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4-03-1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3-12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3-07-11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3-05-1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3-03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2-06-1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2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1-12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1-07-2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1-03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0-07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2000-04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99-06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99-03-1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98-04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97-03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95-04-27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90-05-0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8-04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7-03-2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6-04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5-04-0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4-04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3-03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2-03-24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1-10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1-03-2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0-10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80-03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9-11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9-03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8-11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8-03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7-04-12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6-04-0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5-11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5-03-31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4-11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4-03-27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3-11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3-04-09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2-11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2-04-1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1-10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0-10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70-04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69-10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69-04-0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234092525201</text:p>
          </table:table-cell>
          <table:table-cell office:value-type="string" calcext:value-type="string">
            <text:p>14S17W05CAD1 near Camden</text:p>
          </table:table-cell>
          <table:table-cell office:value-type="string" calcext:value-type="string">
            <text:p>1968-10-1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22" meta:object-count="0"/>
    <meta:user-defined meta:name="AppVersion">3.0</meta:user-defined>
  </office:meta>
</office:document-meta>
</file>